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IN OT (OTF) Light" svg:font-family="'DIN OT (OTF) Light'" style:font-family-generic="system"/>
    <style:font-face style:name="DIN OT (OTF) Medium" svg:font-family="'DIN OT (OTF) Medium'" style:font-family-generic="system"/>
    <style:font-face style:name="DIN OT (OTF) Regular" svg:font-family="'DIN OT (OTF) Regular'" style:font-family-generic="system"/>
    <style:font-face style:name="DINOT" svg:font-family="DINOT" style:font-family-generic="swiss" style:font-pitch="variable"/>
    <style:font-face style:name="DINOT-Italic" svg:font-family="DINOT-Italic" style:font-family-generic="swiss" style:font-pitch="variable"/>
    <style:font-face style:name="DINOT-Medium" svg:font-family="DINOT-Medium" style:font-family-generic="swiss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84cm" table:align="center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9cm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asDePage_20__28_Pages_20_liminaires_29_">
      <style:paragraph-properties fo:text-align="end" style:justify-single-word="false"/>
    </style:style>
    <style:style style:name="P2" style:family="paragraph" style:parent-style-name="Normal">
      <style:paragraph-properties fo:margin-top="0cm" fo:margin-bottom="0.212cm" style:contextual-spacing="false" fo:line-height="150%" fo:text-align="justify" style:justify-single-word="false" fo:hyphenation-ladder-count="no-limit" style:text-autospace="none" style:vertical-align="middle"/>
      <style:text-properties style:font-name-complex="Calibri" style:font-style-complex="italic" style:font-weight-complex="bold" fo:hyphenate="true" loext:hyphenation-no-caps="false"/>
    </style:style>
    <style:style style:name="P3" style:family="paragraph" style:parent-style-name="Normal">
      <style:paragraph-properties fo:margin-left="0cm" fo:margin-right="0.801cm" fo:margin-top="0cm" fo:margin-bottom="0.212cm" style:contextual-spacing="false" fo:line-height="150%" fo:text-align="justify" style:justify-single-word="false" fo:text-indent="0cm" style:auto-text-indent="false" style:text-autospace="none" style:vertical-align="middle"/>
      <style:text-properties style:font-name-complex="Calibri" style:font-style-complex="italic" style:font-weight-complex="bold"/>
    </style:style>
    <style:style style:name="P4" style:family="paragraph" style:parent-style-name="charte_20_titre_20_I.I.1.A.1.a">
      <style:paragraph-properties fo:margin-top="0cm" fo:margin-bottom="0.212cm" style:contextual-spacing="false" fo:line-height="150%"/>
      <style:text-properties style:use-window-font-color="true" loext:opacity="0%" fo:font-weight="normal" style:font-weight-asian="normal" style:font-weight-complex="bold"/>
    </style:style>
    <style:style style:name="P5" style:family="paragraph" style:parent-style-name="charte_20_titre_20_I.I.1.A.1.a">
      <style:paragraph-properties fo:margin-top="0cm" fo:margin-bottom="0.212cm" style:contextual-spacing="false" fo:line-height="150%"/>
      <style:text-properties style:use-window-font-color="true" loext:opacity="0%" style:font-name="Calibri" fo:font-weight="normal" style:font-weight-asian="normal" style:font-name-complex="Calibri" style:font-weight-complex="bold"/>
    </style:style>
    <style:style style:name="P6" style:family="paragraph" style:parent-style-name="charte_20_titre_20_I.I.1.A.1.a">
      <style:paragraph-properties fo:margin-top="0cm" fo:margin-bottom="0.212cm" style:contextual-spacing="false" fo:line-height="150%"/>
      <style:text-properties style:use-window-font-color="true" loext:opacity="0%" style:font-name="Calibri" fo:font-style="italic" fo:font-weight="normal" style:font-style-asian="italic" style:font-weight-asian="normal" style:font-name-complex="Calibri" style:font-style-complex="normal" style:font-weight-complex="bold"/>
    </style:style>
    <style:style style:name="P7" style:family="paragraph" style:parent-style-name="Charte_20_Paragraphe">
      <style:text-properties style:font-name="Calibri" style:font-name-complex="Calibri"/>
    </style:style>
    <style:style style:name="P8" style:family="paragraph" style:parent-style-name="charte_20_titre_20_I.I.1.A.1.a">
      <style:paragraph-properties fo:margin-top="0cm" fo:margin-bottom="0.212cm" style:contextual-spacing="false" fo:line-height="150%"/>
      <style:text-properties style:font-name="Calibri" style:font-name-complex="Calibri"/>
    </style:style>
    <style:style style:name="P9" style:family="paragraph" style:parent-style-name="Charte_20_Paragraphe">
      <style:paragraph-properties fo:line-height="100%"/>
      <style:text-properties style:font-name="Calibri" style:font-name-complex="Calibri"/>
    </style:style>
    <style:style style:name="P10" style:family="paragraph" style:parent-style-name="Charte_20_Paragraphe">
      <style:paragraph-properties fo:line-height="100%" fo:text-align="center" style:justify-single-word="false"/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Normal">
      <style:paragraph-properties fo:break-before="page"/>
    </style:style>
    <style:style style:name="P12" style:family="paragraph" style:parent-style-name="Normal" style:master-page-name="MP0">
      <style:paragraph-properties fo:line-height="106%" fo:text-align="end" style:justify-single-word="false" fo:hyphenation-ladder-count="no-limit" style:page-number="auto" fo:break-before="page"/>
      <style:text-properties fo:color="#00656c" loext:opacity="100%" style:font-name="DINOT" fo:font-size="14pt" fo:font-weight="bold" style:font-size-asian="14pt" style:font-weight-asian="bold" style:font-name-complex="DINOT" fo:hyphenate="true" loext:hyphenation-no-caps="false"/>
    </style:style>
    <style:style style:name="P13" style:family="paragraph" style:parent-style-name="charte_20_titre_20_I.I.1.A.1.a" style:list-style-name="L1">
      <style:paragraph-properties fo:margin-top="0cm" fo:margin-bottom="0.212cm" style:contextual-spacing="false" fo:line-height="150%"/>
      <style:text-properties style:use-window-font-color="true" loext:opacity="0%" style:font-name="Calibri" fo:font-weight="normal" style:font-weight-asian="normal" style:font-name-complex="Calibri" style:font-weight-complex="bold"/>
    </style:style>
    <style:style style:name="P14" style:family="paragraph" style:parent-style-name="charte_20_titre_20_I.I.1.A.1.a" style:list-style-name="L2">
      <style:paragraph-properties fo:margin-top="0cm" fo:margin-bottom="0.212cm" style:contextual-spacing="false" fo:line-height="150%"/>
      <style:text-properties style:use-window-font-color="true" loext:opacity="0%" style:font-name="Calibri" fo:font-weight="normal" style:font-weight-asian="normal" style:font-name-complex="Calibri" style:font-weight-complex="bold"/>
    </style:style>
    <style:style style:name="P15" style:family="paragraph" style:parent-style-name="charte_20_titre_20_I.I.1.A.1.a">
      <style:paragraph-properties fo:margin-top="0cm" fo:margin-bottom="0.212cm" style:contextual-spacing="false" fo:line-height="150%"/>
      <style:text-properties style:use-window-font-color="true" loext:opacity="0%" style:font-name="Calibri" fo:font-weight="normal" officeooo:rsid="00018a79" officeooo:paragraph-rsid="00018a79" style:font-weight-asian="normal" style:font-name-complex="Calibri" style:font-weight-complex="bold"/>
    </style:style>
    <style:style style:name="T1" style:family="text">
      <style:text-properties style:font-name="DINOT" style:font-name-complex="DINOT"/>
    </style:style>
    <style:style style:name="T2" style:family="text">
      <style:text-properties fo:text-transform="uppercase" style:font-name="DINOT" style:font-name-complex="DINOT"/>
    </style:style>
    <style:style style:name="T3" style:family="text">
      <style:text-properties fo:text-transform="uppercase" style:font-name="Calibri" style:font-name-complex="Calibri"/>
    </style:style>
    <style:style style:name="T4" style:family="text">
      <style:text-properties officeooo:rsid="00018a79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che n°1 - Définir mon projet </text:p>
      <text:p text:style-name="P2"/>
      <text:p text:style-name="P4"/>
      <text:p text:style-name="P3">Cette fiche est destinée à présenter au tuteur votre projet, votre travail de documentation et la définition des tâches à accomplir.</text:p>
      <text:p text:style-name="P3">Elle sera très utile pour la suite de votre projet.</text:p>
      <text:p text:style-name="P7"/>
      <text:p text:style-name="P8">Nom : <text:span text:style-name="T4">KAHNE</text:span></text:p>
      <text:p text:style-name="P8">Prénom : <text:span text:style-name="T4">Alexis</text:span></text:p>
      <text:p text:style-name="P8">Indicatif : <text:span text:style-name="T4">3122005902</text:span></text:p>
      <text:p text:style-name="P5"/>
      <text:p text:style-name="P8"><text:bookmark-start text:name="_Hlk114217108"/>Nom du projet retenu :</text:p>
      <text:p text:style-name="P15"><text:bookmark-end text:name="_Hlk114217108"/>Projet 1 : Cryptages<text:bookmark-start text:name="_Hlk114217439"/></text:p>
      <text:p text:style-name="P7"/>
      <text:p text:style-name="P8"><text:bookmark-end text:name="_Hlk114217439"/>Description générale : </text:p>
      <text:p text:style-name="P5"><text:bookmark-start text:name="_Hlk114217516"/></text:p>
      <text:p text:style-name="P5"/>
      <text:p text:style-name="P7"/>
      <text:p text:style-name="P7"/>
      <text:p text:style-name="P7"/>
      <text:p text:style-name="P8"><text:bookmark-end text:name="_Hlk114217516"/>Objectifs généraux (ce que je veux réussir dans ce projet) :</text:p>
      <text:p text:style-name="P5"/>
      <text:list xml:id="list3378378123" text:style-name="L1"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  <text:list-item>
          <text:p text:style-name="P13"/>
        </text:list-item>
      </text:list>
      <text:p text:style-name="P11"/>
      <text:p text:style-name="P8">Exemples de réalisation que j’ai pu trouver pouvant m’aider :</text:p>
      <text:p text:style-name="P5"/>
      <text:p text:style-name="P5"/>
      <text:p text:style-name="P5"/>
      <text:p text:style-name="P7"/>
      <text:p text:style-name="P7"/>
      <text:p text:style-name="P7"/>
      <text:p text:style-name="P8">Objectifs opérationnels (les tâches intermédiaires que je dois mener) :</text:p>
      <text:p text:style-name="P5"/>
      <text:list xml:id="list1693561961" text:style-name="L2"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</text:list>
      <text:p text:style-name="P5"/>
      <text:p text:style-name="P8">Planning prévisionnel (dates et réalisations prévues) :</text:p>
      <text:p text:style-name="P6">(Ex. : Pour le 19/12 : recherche documentaire terminée)</text:p>
      <text:p text:style-name="P5"/>
      <text:p text:style-name="P7"/>
      <text:p text:style-name="P5"/>
      <text:p text:style-name="P7"/>
      <text:p text:style-name="P7"/>
      <text:p text:style-name="P7"/>
      <text:p text:style-name="P8">Comment je prévois d’évaluer si mes objectifs sont atteints :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Line1901918939696">
          <table:table-cell table:style-name="Tableau1.A1" office:value-type="string">
            <text:p text:style-name="P10">Objectifs opérationnels</text:p>
          </table:table-cell>
          <table:table-cell table:style-name="Tableau1.A1" office:value-type="string">
            <text:p text:style-name="P10">Critères de réussite</text:p>
          </table:table-cell>
          <table:table-cell table:style-name="Tableau1.A1" office:value-type="string">
            <text:p text:style-name="P10">Indicateurs</text:p>
          </table:table-cell>
        </table:table-row>
        <table:table-row table:style-name="TableLine1901918943728"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  <table:table-cell table:style-name="Tableau1.C2" office:value-type="string">
            <text:p text:style-name="P9"/>
          </table:table-cell>
        </table:table-row>
        <table:table-row table:style-name="TableLine1901802263680"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9"/>
          </table:table-cell>
          <table:table-cell table:style-name="Tableau1.C3" office:value-type="string">
            <text:p text:style-name="P9"/>
          </table:table-cell>
        </table:table-row>
        <table:table-row table:style-name="TableLine1901921692080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9"/>
          </table:table-cell>
          <table:table-cell table:style-name="Tableau1.C4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IN OT (OTF) Light" svg:font-family="'DIN OT (OTF) Light'" style:font-family-generic="system"/>
    <style:font-face style:name="DIN OT (OTF) Medium" svg:font-family="'DIN OT (OTF) Medium'" style:font-family-generic="system"/>
    <style:font-face style:name="DIN OT (OTF) Regular" svg:font-family="'DIN OT (OTF) Regular'" style:font-family-generic="system"/>
    <style:font-face style:name="DINOT" svg:font-family="DINOT" style:font-family-generic="swiss" style:font-pitch="variable"/>
    <style:font-face style:name="DINOT-Italic" svg:font-family="DINOT-Italic" style:font-family-generic="swiss" style:font-pitch="variable"/>
    <style:font-face style:name="DINOT-Medium" svg:font-family="DINOT-Medium" style:font-family-generic="swiss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fr" style:country-asian="FR" fo:hyphenate="false" loext:hyphenation-no-caps="false"/>
    </style:style>
    <style:style style:name="Couv_20_TYPEDOC" style:display-name="Couv TYPEDOC" style:family="paragraph" style:parent-style-name="Normal" style:auto-update="true">
      <style:paragraph-properties fo:text-align="end" style:justify-single-word="false" fo:hyphenation-ladder-count="no-limit"/>
      <style:text-properties fo:color="#ff0000" loext:opacity="100%" style:font-name="DINOT" fo:font-family="DINOT" style:font-family-generic="swiss" style:font-pitch="variable" fo:font-size="14pt" fo:font-weight="bold" style:font-size-asian="14pt" style:font-weight-asian="bold" style:font-name-complex="DINOT" style:font-family-complex="DINOT" style:font-family-generic-complex="swiss" style:font-pitch-complex="variable" fo:hyphenate="false" loext:hyphenation-no-caps="false"/>
    </style:style>
    <style:style style:name="Charte_20_Paragraphe" style:display-name="Charte Paragraphe" style:family="paragraph" style:auto-update="true">
      <style:paragraph-properties fo:margin-top="0cm" fo:margin-bottom="0.212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style:font-name-complex="DINOT-Italic" style:font-family-complex="DINOT-Italic" style:font-family-generic-complex="swiss" style:font-pitch-complex="variable" style:font-style-complex="italic" fo:hyphenate="false" loext:hyphenation-no-caps="false"/>
    </style:style>
    <style:style style:name="charte_20_titre_20_I.I.1.A.1.a" style:display-name="charte titre I.I.1.A.1.a" style:family="paragraph" style:parent-style-name="Normal" style:next-style-name="Charte_20_Paragraphe">
      <style:paragraph-properties fo:margin-left="0cm" fo:margin-right="0.801cm" fo:margin-top="0.101cm" fo:margin-bottom="0cm" style:contextual-spacing="false" fo:line-height="120%" fo:hyphenation-ladder-count="no-limit" fo:text-indent="0cm" style:auto-text-indent="false" style:text-autospace="none" style:vertical-align="middle"/>
      <style:text-properties fo:color="#a80053" loext:opacity="100%" style:font-name="Arial" fo:font-family="Arial" style:font-family-generic="swiss" style:font-pitch="variable" fo:font-weight="bold" style:font-weight-asian="bold" style:font-name-complex="DINOT-Italic" style:font-family-complex="DINOT-Italic" style:font-family-generic-complex="swiss" style:font-pitch-complex="variable" style:font-style-complex="italic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basDePage_20__28_Pages_20_liminaires_29_" style:display-name="basDePage (Pages liminaires)" style:family="paragraph" style:parent-style-name="Normal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DIN OT (OTF) Medium" fo:font-family="'DIN OT (OTF) Medium'" style:font-family-generic="system" fo:font-size="10pt" style:font-size-asian="10pt" style:font-name-complex="DIN OT (OTF) Medium" style:font-family-complex="'DIN OT (OTF) Medium'" style:font-family-generic-complex="system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Sans_20_interligne_20_Car" style:display-name="Sans interligne Car" style:family="text" style:parent-style-name="Police_20_par_20_défaut"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Couv_20_TYPEDOC_20_Car" style:display-name="Couv TYPEDOC Car" style:family="text" style:parent-style-name="Police_20_par_20_défaut">
      <style:text-properties fo:color="#ffffff" loext:opacity="100%" style:font-name="Arial" fo:font-family="Arial" style:font-family-generic="swiss" style:font-pitch="variable" fo:font-size="14pt" fo:font-weight="bold" fo:background-color="transparent" style:font-size-asian="14pt" style:font-weight-asian="bold"/>
    </style:style>
    <style:style style:name="Charte_20_Paragraphe_20_Car" style:display-name="Charte Paragraphe Car" style:family="text" style:parent-style-name="Police_20_par_20_défaut">
      <style:text-properties style:font-name="Arial" fo:font-family="Arial" style:font-family-generic="swiss" style:font-pitch="variable" style:font-name-complex="DINOT-Italic" style:font-family-complex="DINOT-Italic" style:font-family-generic-complex="swiss" style:font-pitch-complex="variable" style:font-style-complex="italic"/>
    </style:style>
    <style:style style:name="charte_20_titre_20_I.I.1.A.1.a_20_Car" style:display-name="charte titre I.I.1.A.1.a Car" style:family="text" style:parent-style-name="Police_20_par_20_défaut">
      <style:text-properties fo:color="#a80053" loext:opacity="100%" style:font-name="Arial" fo:font-family="Arial" style:font-family-generic="swiss" style:font-pitch="variable" fo:font-weight="bold" style:font-weight-asian="bold" style:font-name-complex="DINOT-Italic" style:font-family-complex="DINOT-Italic" style:font-family-generic-complex="swiss" style:font-pitch-complex="variable" style:font-style-complex="italic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Medium_20__28_Medium_29_" style:display-name="Medium (Medium)" style:family="text" style:parent-style-name="Police_20_par_20_défaut">
      <style:text-properties style:font-name="DINOT-Medium" fo:font-family="DINOT-Medium" style:font-family-generic="swiss" style:font-pitch="variable" fo:language="en" fo:country="US" style:font-name-complex="DINOT-Medium" style:font-family-complex="DINOT-Medium" style:font-family-generic-complex="swiss" style:font-pitch-complex="variable"/>
    </style:style>
    <style:style style:name="basDePage_5f_4_20__28_bas_20_de_20_page_29_" style:display-name="basDePage_4 (bas de page)" style:family="text">
      <style:text-properties fo:color="#a80053" loext:opacity="100%" style:font-name="DIN OT (OTF) Light" fo:font-family="'DIN OT (OTF) Light'" style:font-family-generic="system" fo:font-size="10pt" style:font-size-asian="10pt" style:font-name-complex="DIN OT (OTF) Light" style:font-family-complex="'DIN OT (OTF) Light'" style:font-family-generic-complex="system" style:font-size-complex="10pt"/>
    </style:style>
    <style:style style:name="basDePage_5f_2_20__28_bas_20_de_20_page_29_" style:display-name="basDePage_2 (bas de page)" style:family="text" style:parent-style-name="basDePage_5f_4_20__28_bas_20_de_20_page_29_">
      <style:text-properties fo:color="#000000" loext:opacity="100%" style:font-name="DIN OT (OTF) Regular" fo:font-family="'DIN OT (OTF) Regular'" style:font-family-generic="system" fo:font-size="10pt" style:font-size-asian="10pt" style:font-name-complex="DIN OT (OTF) Regular" style:font-family-complex="'DIN OT (OTF) Regular'" style:font-family-generic-complex="system" style:font-size-complex="10pt"/>
    </style:style>
    <style:style style:name="basDePage_5f_3_20__28_bas_20_de_20_page_29_" style:display-name="basDePage_3 (bas de page)" style:family="text" style:parent-style-name="basDePage_5f_4_20__28_bas_20_de_20_page_29_">
      <style:text-properties fo:color="#00646b" loext:opacity="100%" style:font-name="DIN OT (OTF) Regular" fo:font-family="'DIN OT (OTF) Regular'" style:font-family-generic="system" fo:font-size="10pt" style:font-size-asian="10pt" style:font-name-complex="DIN OT (OTF) Regular" style:font-family-complex="'DIN OT (OTF) Regular'" style:font-family-generic-complex="system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asDePage_20__28_Pages_20_liminaires_29_">
      <style:paragraph-properties fo:text-align="end" style:justify-single-word="false"/>
    </style:style>
    <style:style style:name="MT1" style:family="text">
      <style:text-properties style:font-name="DINOT" style:font-name-complex="DINOT"/>
    </style:style>
    <style:style style:name="MT2" style:family="text">
      <style:text-properties fo:text-transform="uppercase" style:font-name="DINOT" style:font-name-complex="DINOT"/>
    </style:style>
    <style:style style:name="MT3" style:family="text">
      <style:text-properties fo:text-transform="uppercase" style:font-name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Medium_20__28_Medium_29_"><text:span text:style-name="MT1">CNED</text:span></text:span><text:span text:style-name="Police_20_par_20_défaut"><text:span text:style-name="MT1"> –</text:span></text:span><text:span text:style-name="basDePage_5f_2_20__28_bas_20_de_20_page_29_"><text:span text:style-name="MT1"> </text:span></text:span><text:span text:style-name="basDePage_5f_3_20__28_bas_20_de_20_page_29_"><text:span text:style-name="MT1">NSI </text:span></text:span><text:span text:style-name="Police_20_par_20_défaut"><text:span text:style-name="MT1">– </text:span></text:span><text:span text:style-name="basDePage_5f_4_20__28_bas_20_de_20_page_29_"><text:span text:style-name="MT2">D</text:span></text:span><text:span text:style-name="basDePage_5f_4_20__28_bas_20_de_20_page_29_"><text:span text:style-name="MT3">É</text:span></text:span><text:span text:style-name="basDePage_5f_4_20__28_bas_20_de_20_page_29_"><text:span text:style-name="MT2">finir MON PROJET</text:span></text:span><text:span text:style-name="basDePage_5f_4_20__28_bas_20_de_20_page_29_"><text:span text:style-name="MT1"> - </text:span></text:span><text:span text:style-name="basDePage_5f_4_20__28_bas_20_de_20_page_29_"><text:span text:style-name="MT1"><text:page-number text:select-page="current">2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/>
    <dc:description/>
    <dc:subject/>
    <meta:initial-creator>Palau Frédéric</meta:initial-creator>
    <meta:creation-date>2022-11-07T09:37:00Z</meta:creation-date>
    <dc:date>2022-12-14T12:06:16.035000000</dc:date>
    <meta:editing-cycles>5</meta:editing-cycles>
    <meta:editing-duration>PT5M28S</meta:editing-duration>
    <meta:document-statistic meta:table-count="1" meta:image-count="0" meta:object-count="0" meta:page-count="2" meta:paragraph-count="28" meta:word-count="137" meta:character-count="797" meta:non-whitespace-character-count="684"/>
    <meta:user-defined meta:name="ContentTypeId">0x01010065FEF0CB8E21764E9DC38584E406E861</meta:user-defined>
    <meta:template xlink:type="simple" xlink:actuate="onRequest" xlink:title="" xlink:href="../../../../Downloads/NOM_Prenom_NI_Projet_Fiche_1_Definir_mon_projet%20(1).odt/Normal"/>
  </office:meta>
</office:document-meta>
</file>